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HelveticaNeue-Medium" style:font-family-asian="HelveticaNeue-Medium" style:font-family-complex="HelveticaNeue-Medium" fo:background-color="transparent" fo:color="#1b1f23"/>
    </style:style>
    <style:style style:name="T2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3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T4" style:family="text">
      <style:text-properties fo:font-size="16.00pt" fo:font-weight="normal" fo:font-family="Arial" style:font-family-asian="Arial" style:font-family-complex="Arial" fo:background-color="transparent" fo:color="#1b1f23"/>
    </style:style>
    <style:style style:name="T5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6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T7" style:family="text">
      <style:text-properties fo:font-size="16.00pt" fo:font-weight="normal" fo:font-family="Arial" style:font-family-asian="Arial" style:font-family-complex="Arial" fo:background-color="transparent" fo:color="#1b1f23"/>
    </style:style>
    <style:style style:name="T8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9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T10" style:family="text">
      <style:text-properties fo:font-size="16.00pt" fo:font-weight="normal" fo:font-family="Arial" style:font-family-asian="Arial" style:font-family-complex="Arial" fo:background-color="transparent" fo:color="#1b1f23"/>
    </style:style>
    <style:style style:name="T11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12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T13" style:family="text">
      <style:text-properties fo:font-size="16.00pt" fo:font-weight="normal" fo:font-family="Arial" style:font-family-asian="Arial" style:font-family-complex="Arial" fo:background-color="transparent" fo:color="#1b1f23"/>
    </style:style>
    <style:style style:name="T14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15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T16" style:family="text">
      <style:text-properties fo:font-size="16.00pt" fo:font-weight="normal" fo:font-family="Arial" style:font-family-asian="Arial" style:font-family-complex="Arial" fo:background-color="transparent" fo:color="#1b1f23"/>
    </style:style>
    <style:style style:name="T17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18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T19" style:family="text">
      <style:text-properties fo:font-size="16.00pt" fo:font-weight="normal" fo:font-family="Arial" style:font-family-asian="Arial" style:font-family-complex="Arial" fo:background-color="transparent" fo:color="#1b1f23"/>
    </style:style>
    <style:style style:name="T20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21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T22" style:family="text">
      <style:text-properties fo:font-size="16.00pt" fo:font-weight="normal" fo:font-family="Arial" style:font-family-asian="Arial" style:font-family-complex="Arial" fo:background-color="transparent" fo:color="#1b1f23"/>
    </style:style>
    <style:style style:name="T23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24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T25" style:family="text">
      <style:text-properties fo:font-size="16.00pt" fo:font-weight="normal" fo:font-family="Arial" style:font-family-asian="Arial" style:font-family-complex="Arial" fo:background-color="transparent" fo:color="#1b1f23"/>
    </style:style>
    <style:style style:name="T26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27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T28" style:family="text">
      <style:text-properties fo:font-size="16.00pt" fo:font-weight="normal" fo:font-family="Arial" style:font-family-asian="Arial" style:font-family-complex="Arial" fo:background-color="transparent" fo:color="#1b1f23"/>
    </style:style>
    <style:style style:name="T29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30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T31" style:family="text">
      <style:text-properties fo:font-size="16.00pt" fo:font-weight="normal" fo:font-family="Arial" style:font-family-asian="Arial" style:font-family-complex="Arial" fo:background-color="transparent" fo:color="#1b1f23"/>
    </style:style>
    <style:style style:name="T32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33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T34" style:family="text">
      <style:text-properties fo:font-size="16.00pt" fo:font-weight="normal" fo:font-family="Arial" style:font-family-asian="Arial" style:font-family-complex="Arial" fo:background-color="transparent" fo:color="#1b1f23"/>
    </style:style>
    <style:style style:name="T35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36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T37" style:family="text">
      <style:text-properties fo:font-size="16.00pt" fo:font-weight="normal" fo:font-family="Arial" style:font-family-asian="Arial" style:font-family-complex="Arial" fo:background-color="transparent" fo:color="#1b1f23"/>
    </style:style>
    <style:style style:name="T38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39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T40" style:family="text">
      <style:text-properties fo:font-size="16.00pt" fo:font-weight="normal" fo:font-family="Arial" style:font-family-asian="Arial" style:font-family-complex="Arial" fo:background-color="transparent" fo:color="#1b1f23"/>
    </style:style>
    <style:style style:name="T41" style:family="text">
      <style:text-properties fo:font-size="20.00pt" fo:font-weight="normal" fo:font-family="'Segoe UI Symbol'" style:font-family-asian="'Segoe UI Symbol'" style:font-family-complex="'Segoe UI Symbol'" fo:background-color="transparent" fo:color="#1b1f23"/>
    </style:style>
    <style:style style:name="T42" style:family="text">
      <style:text-properties fo:font-size="16.00pt" fo:font-weight="normal" fo:font-family="HelveticaNeue" style:font-family-asian="HelveticaNeue" style:font-family-complex="HelveticaNeue" fo:background-color="transparent" fo:color="#1b1f23"/>
    </style:style>
    <style:style style:name="P1" style:family="paragraph">
      <style:paragraph-properties fo:line-height="100.00%" fo:text-align="left" fo:margin-bottom="16.00p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Resume Cheat Sheet</text:span></text:p>
      <text:p text:style-name="P2"><text:span text:style-name="T2">✅</text:span><text:span text:style-name="T3"> Use a pre-designed resume template</text:span><text:span text:style-name="T4"><text:line-break/></text:span><text:span text:style-name="T5">✅</text:span><text:span text:style-name="T6"> Make the resume fit on 1 page</text:span><text:span text:style-name="T7"><text:line-break/></text:span><text:span text:style-name="T8">✅</text:span><text:span text:style-name="T9"> Include words from job description</text:span><text:span text:style-name="T10"><text:line-break/></text:span><text:span text:style-name="T11">✅</text:span><text:span text:style-name="T12"> Include company name you are applying to</text:span><text:span text:style-name="T13"><text:line-break/></text:span><text:span text:style-name="T14">✅</text:span><text:span text:style-name="T15"> Does your first item on your resume reflect what they are looking for?</text:span><text:span text:style-name="T16"><text:line-break/></text:span><text:span text:style-name="T17">✅</text:span><text:span text:style-name="T18"> Experience titles demonstrate value</text:span><text:span text:style-name="T19"><text:line-break/></text:span><text:span text:style-name="T20">✅</text:span><text:span text:style-name="T21"> Do you have an online link?</text:span><text:span text:style-name="T22"><text:line-break/></text:span><text:span text:style-name="T23">✅</text:span><text:span text:style-name="T24"> Remove the word “I”</text:span><text:span text:style-name="T25"><text:line-break/></text:span><text:span text:style-name="T26">✅</text:span><text:span text:style-name="T27"> No buzzwords describing how great you are</text:span><text:span text:style-name="T28"><text:line-break/></text:span><text:span text:style-name="T29">✅</text:span><text:span text:style-name="T30"> Are you using Action words?</text:span><text:span text:style-name="T31"><text:line-break/></text:span><text:span text:style-name="T32">✅</text:span><text:span text:style-name="T33"> Measure everything in terms of impact, don’t just describe your responsibilities</text:span><text:span text:style-name="T34"><text:line-break/></text:span><text:span text:style-name="T35">✅</text:span><text:span text:style-name="T36"> Technical Knowledge/Skills should include what they are looking for. Only show years if it is impressive</text:span><text:span text:style-name="T37"><text:line-break/></text:span><text:span text:style-name="T38">✅</text:span><text:span text:style-name="T39"> Include only sections/items that are impressive: Experience, Projects, Education, Technical Skills</text:span><text:span text:style-name="T40"><text:line-break/></text:span><text:span text:style-name="T41">✅</text:span><text:span text:style-name="T42"> No typos or bad grammar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